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libri" svg:font-family="Calibri" style:font-pitch="variable"/>
    <style:font-face style:name="Georgia" svg:font-family="Georgia" style:font-pitch="variable"/>
    <style:font-face style:name="Georgia1"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automatic-styles>
    <style:style style:name="P1" style:family="paragraph" style:parent-style-name="LO-normal">
      <style:paragraph-properties fo:margin-left="0in" fo:margin-right="0in" fo:line-height="115%" fo:text-align="justify" style:justify-single-word="false" fo:text-indent="0in" style:auto-text-indent="false"/>
    </style:style>
    <style:style style:name="P2" style:family="paragraph" style:parent-style-name="LO-normal1">
      <style:paragraph-properties fo:margin-left="0in" fo:margin-right="0in" fo:line-height="115%" fo:text-align="justify" style:justify-single-word="false" fo:text-indent="0in" style:auto-text-indent="false"/>
    </style:style>
    <style:style style:name="P3" style:family="paragraph" style:parent-style-name="Standard">
      <style:paragraph-properties fo:margin-top="0in" fo:margin-bottom="0in" style:contextual-spacing="false" fo:text-align="justify" style:justify-single-word="false"/>
      <style:text-properties style:font-name="Georgia" style:font-name-complex="Georgia"/>
    </style:style>
    <style:style style:name="P4" style:family="paragraph" style:parent-style-name="Standard">
      <style:paragraph-properties fo:margin-top="0in" fo:margin-bottom="0in" style:contextual-spacing="false" fo:text-align="justify" style:justify-single-word="false"/>
      <style:text-properties style:font-name="Georgia" officeooo:paragraph-rsid="001bb9f0" style:font-name-complex="Georgia"/>
    </style:style>
    <style:style style:name="P5" style:family="paragraph" style:parent-style-name="Standard">
      <style:paragraph-properties fo:margin-top="0in" fo:margin-bottom="0in" style:contextual-spacing="false" fo:text-align="justify" style:justify-single-word="false"/>
      <style:text-properties style:font-name="Georgia" officeooo:paragraph-rsid="002af1a1" style:font-name-complex="Georgia"/>
    </style:style>
    <style:style style:name="P6" style:family="paragraph" style:parent-style-name="Standard">
      <style:paragraph-properties fo:margin-top="0in" fo:margin-bottom="0in" style:contextual-spacing="false" fo:text-align="justify" style:justify-single-word="false"/>
      <style:text-properties style:font-name="Georgia" officeooo:rsid="0024ce50" officeooo:paragraph-rsid="0024ce50" style:font-name-complex="Georgia"/>
    </style:style>
    <style:style style:name="P7" style:family="paragraph" style:parent-style-name="Standard">
      <style:paragraph-properties fo:margin-top="0in" fo:margin-bottom="0in" style:contextual-spacing="false" fo:text-align="justify" style:justify-single-word="false"/>
      <style:text-properties style:font-name="Georgia" officeooo:rsid="003315e7" officeooo:paragraph-rsid="003315e7" style:font-name-complex="Georgia"/>
    </style:style>
    <style:style style:name="P8" style:family="paragraph" style:parent-style-name="LO-normal">
      <style:paragraph-properties fo:margin-left="0in" fo:margin-right="0in" fo:line-height="115%" fo:text-align="justify" style:justify-single-word="false" fo:text-indent="0in" style:auto-text-indent="false"/>
      <style:text-properties style:font-name="Georgia" style:font-name-asian="Georgia" style:font-name-complex="Georgia1"/>
    </style:style>
    <style:style style:name="P9" style:family="paragraph" style:parent-style-name="LO-normal1">
      <style:paragraph-properties fo:margin-left="0in" fo:margin-right="0in" fo:line-height="115%" fo:text-align="justify" style:justify-single-word="false" fo:text-indent="0in" style:auto-text-indent="false"/>
      <style:text-properties style:font-name="Georgia" style:font-name-asian="Georgia" style:font-name-complex="Georgia1"/>
    </style:style>
    <style:style style:name="P10" style:family="paragraph" style:parent-style-name="Standard">
      <style:paragraph-properties fo:margin-top="0in" fo:margin-bottom="0in" style:contextual-spacing="false" fo:text-align="justify" style:justify-single-word="false"/>
      <style:text-properties style:font-name="Georgia" officeooo:rsid="000f9ec2" style:font-name-asian="Georgia" style:font-name-complex="Georgia1"/>
    </style:style>
    <style:style style:name="P11" style:family="paragraph" style:parent-style-name="LO-normal">
      <style:paragraph-properties fo:margin-left="0in" fo:margin-right="0in" fo:line-height="115%" fo:text-align="justify" style:justify-single-word="false" fo:text-indent="0in" style:auto-text-indent="false"/>
      <style:text-properties style:font-name="Georgia" officeooo:rsid="0024bf79" officeooo:paragraph-rsid="0024bf79" style:font-name-asian="Georgia" style:font-name-complex="Georgia1"/>
    </style:style>
    <style:style style:name="P12" style:family="paragraph" style:parent-style-name="LO-normal1">
      <style:paragraph-properties fo:margin-left="0in" fo:margin-right="0in" fo:line-height="115%" fo:text-align="justify" style:justify-single-word="false" fo:text-indent="0in" style:auto-text-indent="false"/>
      <style:text-properties style:font-name="Georgia" officeooo:rsid="0024bf79" officeooo:paragraph-rsid="0024bf79" style:font-name-asian="Georgia" style:font-name-complex="Georgia1"/>
    </style:style>
    <style:style style:name="P13" style:family="paragraph" style:parent-style-name="Standard">
      <style:paragraph-properties fo:margin-top="0in" fo:margin-bottom="0in" style:contextual-spacing="false" fo:text-align="justify" style:justify-single-word="false"/>
      <style:text-properties style:font-name="Georgia" officeooo:rsid="001e3618" style:font-name-asian="Georgia" style:font-name-complex="Georgia1"/>
    </style:style>
    <style:style style:name="P14" style:family="paragraph" style:parent-style-name="Standard">
      <style:paragraph-properties fo:margin-top="0in" fo:margin-bottom="0in" style:contextual-spacing="false" fo:text-align="justify" style:justify-single-word="false"/>
      <style:text-properties style:font-name="Georgia" officeooo:rsid="001f489b" style:font-name-asian="Georgia" style:font-name-complex="Georgia1"/>
    </style:style>
    <style:style style:name="P15" style:family="paragraph" style:parent-style-name="Standard">
      <style:paragraph-properties fo:margin-top="0in" fo:margin-bottom="0in" style:contextual-spacing="false" fo:text-align="justify" style:justify-single-word="false"/>
      <style:text-properties style:font-name="Georgia" officeooo:rsid="00218b5d" style:font-name-asian="Georgia" style:font-name-complex="Georgia1"/>
    </style:style>
    <style:style style:name="P16" style:family="paragraph" style:parent-style-name="Standard">
      <style:paragraph-properties fo:margin-top="0in" fo:margin-bottom="0in" style:contextual-spacing="false" fo:text-align="justify" style:justify-single-word="false"/>
      <style:text-properties style:font-name="Georgia" officeooo:rsid="00234316" style:font-name-asian="Georgia" style:font-name-complex="Georgia1"/>
    </style:style>
    <style:style style:name="P17" style:family="paragraph" style:parent-style-name="Standard">
      <style:paragraph-properties fo:margin-top="0in" fo:margin-bottom="0in" style:contextual-spacing="false" fo:text-align="justify" style:justify-single-word="false"/>
      <style:text-properties style:font-name="Georgia" officeooo:rsid="0024ce50" officeooo:paragraph-rsid="0024ce50" style:font-name-asian="Georgia" style:font-name-complex="Georgia1"/>
    </style:style>
    <style:style style:name="P18" style:family="paragraph" style:parent-style-name="Standard">
      <style:paragraph-properties fo:margin-top="0in" fo:margin-bottom="0in" style:contextual-spacing="false" fo:text-align="justify" style:justify-single-word="false"/>
      <style:text-properties style:font-name="Georgia" officeooo:rsid="0025b4b2" style:font-name-asian="Georgia" style:font-name-complex="Georgia1"/>
    </style:style>
    <style:style style:name="P19" style:family="paragraph" style:parent-style-name="Standard">
      <style:paragraph-properties fo:margin-top="0in" fo:margin-bottom="0in" style:contextual-spacing="false" fo:text-align="justify" style:justify-single-word="false"/>
      <style:text-properties style:font-name="Georgia" officeooo:rsid="002a380d" officeooo:paragraph-rsid="002a380d" style:font-name-asian="Georgia" style:font-name-complex="Georgia1"/>
    </style:style>
    <style:style style:name="P20" style:family="paragraph" style:parent-style-name="Standard">
      <style:paragraph-properties fo:margin-top="0in" fo:margin-bottom="0in" style:contextual-spacing="false" fo:text-align="justify" style:justify-single-word="false"/>
      <style:text-properties style:font-name="Georgia" officeooo:rsid="002e1202" officeooo:paragraph-rsid="002af1a1" style:font-name-asian="Georgia" style:font-name-complex="Georgia1"/>
    </style:style>
    <style:style style:name="P21" style:family="paragraph" style:parent-style-name="Standard">
      <style:paragraph-properties fo:margin-top="0in" fo:margin-bottom="0in" style:contextual-spacing="false" fo:text-align="justify" style:justify-single-word="false"/>
      <style:text-properties style:font-name="Georgia" officeooo:rsid="002ffba8" officeooo:paragraph-rsid="002af1a1" style:font-name-asian="Georgia" style:font-name-complex="Georgia1"/>
    </style:style>
    <style:style style:name="P22" style:family="paragraph" style:parent-style-name="Standard">
      <style:paragraph-properties fo:margin-top="0in" fo:margin-bottom="0in" style:contextual-spacing="false" fo:text-align="justify" style:justify-single-word="false"/>
      <style:text-properties style:font-name="Georgia" officeooo:rsid="003315e7" officeooo:paragraph-rsid="002af1a1" style:font-name-asian="Georgia" style:font-name-complex="Georgia1"/>
    </style:style>
    <style:style style:name="P23" style:family="paragraph" style:parent-style-name="Standard">
      <style:paragraph-properties fo:margin-top="0in" fo:margin-bottom="0in" style:contextual-spacing="false" fo:text-align="justify" style:justify-single-word="false"/>
      <style:text-properties style:font-name="Georgia" officeooo:rsid="003315e7" officeooo:paragraph-rsid="003315e7" style:font-name-asian="Georgia" style:font-name-complex="Georgia1"/>
    </style:style>
    <style:style style:name="P24" style:family="paragraph" style:parent-style-name="Standard">
      <style:paragraph-properties fo:margin-top="0in" fo:margin-bottom="0in" style:contextual-spacing="false" fo:text-align="justify" style:justify-single-word="false"/>
      <style:text-properties style:font-name="Georgia" officeooo:rsid="0035ee02" officeooo:paragraph-rsid="003315e7" style:font-name-asian="Georgia" style:font-name-complex="Georgia1"/>
    </style:style>
    <style:style style:name="P25" style:family="paragraph" style:parent-style-name="Standard">
      <style:paragraph-properties fo:margin-top="0in" fo:margin-bottom="0in" style:contextual-spacing="false" fo:text-align="justify" style:justify-single-word="false"/>
      <style:text-properties style:font-name="Georgia" officeooo:rsid="00385415" officeooo:paragraph-rsid="003315e7" style:font-name-asian="Georgia" style:font-name-complex="Georgia1"/>
    </style:style>
    <style:style style:name="P26" style:family="paragraph" style:parent-style-name="Standard">
      <style:paragraph-properties fo:margin-top="0in" fo:margin-bottom="0in" style:contextual-spacing="false" fo:text-align="justify" style:justify-single-word="false"/>
      <style:text-properties style:font-name="Georgia" officeooo:rsid="0039619f" officeooo:paragraph-rsid="003315e7" style:font-name-asian="Georgia" style:font-name-complex="Georgia1"/>
    </style:style>
    <style:style style:name="P27" style:family="paragraph" style:parent-style-name="Standard">
      <style:paragraph-properties fo:margin-top="0in" fo:margin-bottom="0in" style:contextual-spacing="false" fo:text-align="justify" style:justify-single-word="false"/>
      <style:text-properties style:font-name="Georgia" officeooo:rsid="0047c4dd" officeooo:paragraph-rsid="0047c4dd" style:font-name-asian="Georgia" style:font-name-complex="Georgia1"/>
    </style:style>
    <style:style style:name="P28" style:family="paragraph" style:parent-style-name="LO-normal" style:master-page-name="Standard">
      <style:paragraph-properties fo:margin-left="0in" fo:margin-right="0in" fo:line-height="115%" fo:text-align="justify" style:justify-single-word="false" fo:text-indent="0in" style:auto-text-indent="false" style:page-number="auto"/>
      <style:text-properties style:font-name="Georgia" officeooo:rsid="0024bf79" officeooo:paragraph-rsid="0024bf79" style:font-name-asian="Georgia" style:font-name-complex="Georgia1"/>
    </style:style>
    <style:style style:name="P29" style:family="paragraph" style:parent-style-name="Standard">
      <style:paragraph-properties fo:margin-top="0in" fo:margin-bottom="0in" style:contextual-spacing="false" fo:text-align="justify" style:justify-single-word="false"/>
      <style:text-properties style:font-name="Georgia" officeooo:rsid="0047c4dd" officeooo:paragraph-rsid="0047c4dd" style:font-name-asian="Georgia" style:font-name-complex="Georgia1"/>
    </style:style>
    <style:style style:name="T1" style:family="text">
      <style:text-properties style:font-name="Georgia" style:font-name-asian="Georgia" style:font-name-complex="Georgia1"/>
    </style:style>
    <style:style style:name="T2" style:family="text">
      <style:text-properties style:font-name-asian="Georgia" style:font-name-complex="Georgia1"/>
    </style:style>
    <style:style style:name="T3" style:family="text">
      <style:text-properties officeooo:rsid="000f9ec2" style:font-name-asian="Georgia" style:font-name-complex="Georgia1"/>
    </style:style>
    <style:style style:name="T4" style:family="text">
      <style:text-properties officeooo:rsid="00118407" style:font-name-asian="Georgia" style:font-name-complex="Georgia1"/>
    </style:style>
    <style:style style:name="T5" style:family="text">
      <style:text-properties officeooo:rsid="00132d97" style:font-name-asian="Georgia" style:font-name-complex="Georgia1"/>
    </style:style>
    <style:style style:name="T6" style:family="text">
      <style:text-properties officeooo:rsid="00135d65" style:font-name-asian="Georgia" style:font-name-complex="Georgia1"/>
    </style:style>
    <style:style style:name="T7" style:family="text">
      <style:text-properties officeooo:rsid="00167543" style:font-name-asian="Georgia" style:font-name-complex="Georgia1"/>
    </style:style>
    <style:style style:name="T8" style:family="text">
      <style:text-properties officeooo:rsid="0018f8db" style:font-name-asian="Georgia" style:font-name-complex="Georgia1"/>
    </style:style>
    <style:style style:name="T9" style:family="text">
      <style:text-properties officeooo:rsid="001a3850" style:font-name-asian="Georgia" style:font-name-complex="Georgia1"/>
    </style:style>
    <style:style style:name="T10" style:family="text">
      <style:text-properties officeooo:rsid="001bb9f0" style:font-name-asian="Georgia" style:font-name-complex="Georgia1"/>
    </style:style>
    <style:style style:name="T11" style:family="text">
      <style:text-properties officeooo:rsid="001d81ba" style:font-name-asian="Georgia" style:font-name-complex="Georgia1"/>
    </style:style>
    <style:style style:name="T12" style:family="text">
      <style:text-properties officeooo:rsid="001e3618" style:font-name-asian="Georgia" style:font-name-complex="Georgia1"/>
    </style:style>
    <style:style style:name="T13" style:family="text">
      <style:text-properties officeooo:rsid="001f489b" style:font-name-asian="Georgia" style:font-name-complex="Georgia1"/>
    </style:style>
    <style:style style:name="T14" style:family="text">
      <style:text-properties officeooo:rsid="0020c0bd" style:font-name-asian="Georgia" style:font-name-complex="Georgia1"/>
    </style:style>
    <style:style style:name="T15" style:family="text">
      <style:text-properties officeooo:rsid="00218b5d" style:font-name-asian="Georgia" style:font-name-complex="Georgia1"/>
    </style:style>
    <style:style style:name="T16" style:family="text">
      <style:text-properties officeooo:rsid="00234316" style:font-name-asian="Georgia" style:font-name-complex="Georgia1"/>
    </style:style>
    <style:style style:name="T17" style:family="text">
      <style:text-properties officeooo:rsid="0024e712" style:font-name-asian="Georgia" style:font-name-complex="Georgia1"/>
    </style:style>
    <style:style style:name="T18" style:family="text">
      <style:text-properties officeooo:rsid="0025b4b2" style:font-name-asian="Georgia" style:font-name-complex="Georgia1"/>
    </style:style>
    <style:style style:name="T19" style:family="text">
      <style:text-properties officeooo:rsid="00275f96" style:font-name-asian="Georgia" style:font-name-complex="Georgia1"/>
    </style:style>
    <style:style style:name="T20" style:family="text">
      <style:text-properties officeooo:rsid="0028cec2" style:font-name-asian="Georgia" style:font-name-complex="Georgia1"/>
    </style:style>
    <style:style style:name="T21" style:family="text">
      <style:text-properties officeooo:rsid="0028d976" style:font-name-asian="Georgia" style:font-name-complex="Georgia1"/>
    </style:style>
    <style:style style:name="T22" style:family="text">
      <style:text-properties officeooo:rsid="002a380d" style:font-name-asian="Georgia" style:font-name-complex="Georgia1"/>
    </style:style>
    <style:style style:name="T23" style:family="text">
      <style:text-properties officeooo:rsid="002af1a1" style:font-name-asian="Georgia" style:font-name-complex="Georgia1"/>
    </style:style>
    <style:style style:name="T24" style:family="text">
      <style:text-properties officeooo:rsid="002ce9fe" style:font-name-asian="Georgia" style:font-name-complex="Georgia1"/>
    </style:style>
    <style:style style:name="T25" style:family="text">
      <style:text-properties officeooo:rsid="002e1202" style:font-name-asian="Georgia" style:font-name-complex="Georgia1"/>
    </style:style>
    <style:style style:name="T26" style:family="text">
      <style:text-properties officeooo:rsid="002ffba8" style:font-name-asian="Georgia" style:font-name-complex="Georgia1"/>
    </style:style>
    <style:style style:name="T27" style:family="text">
      <style:text-properties officeooo:rsid="00303125" style:font-name-asian="Georgia" style:font-name-complex="Georgia1"/>
    </style:style>
    <style:style style:name="T28" style:family="text">
      <style:text-properties officeooo:rsid="00315013" style:font-name-asian="Georgia" style:font-name-complex="Georgia1"/>
    </style:style>
    <style:style style:name="T29" style:family="text">
      <style:text-properties officeooo:rsid="0032b5e8" style:font-name-asian="Georgia" style:font-name-complex="Georgia1"/>
    </style:style>
    <style:style style:name="T30" style:family="text">
      <style:text-properties officeooo:rsid="003315e7" style:font-name-asian="Georgia" style:font-name-complex="Georgia1"/>
    </style:style>
    <style:style style:name="T31" style:family="text">
      <style:text-properties officeooo:rsid="003466d8" style:font-name-asian="Georgia" style:font-name-complex="Georgia1"/>
    </style:style>
    <style:style style:name="T32" style:family="text">
      <style:text-properties officeooo:rsid="0035ee02" style:font-name-asian="Georgia" style:font-name-complex="Georgia1"/>
    </style:style>
    <style:style style:name="T33" style:family="text">
      <style:text-properties officeooo:rsid="0037ac74" style:font-name-asian="Georgia" style:font-name-complex="Georgia1"/>
    </style:style>
    <style:style style:name="T34" style:family="text">
      <style:text-properties officeooo:rsid="00385415" style:font-name-asian="Georgia" style:font-name-complex="Georgia1"/>
    </style:style>
    <style:style style:name="T35" style:family="text">
      <style:text-properties officeooo:rsid="0039619f" style:font-name-asian="Georgia" style:font-name-complex="Georgia1"/>
    </style:style>
    <style:style style:name="T36" style:family="text">
      <style:text-properties style:text-position="super 58%" officeooo:rsid="001713d8"/>
    </style:style>
    <style:style style:name="T37" style:family="text">
      <style:text-properties style:text-position="super 58%" officeooo:rsid="0018f8db" style:font-name-asian="Georgia" style:font-name-complex="Georgia1"/>
    </style:style>
    <style:style style:name="T38" style:family="text">
      <style:text-properties officeooo:rsid="003a3ef5"/>
    </style:style>
    <style:style style:name="T39" style:family="text">
      <style:text-properties officeooo:rsid="003aabab"/>
    </style:style>
    <style:style style:name="T40" style:family="text">
      <style:text-properties officeooo:rsid="003ad2c7"/>
    </style:style>
    <style:style style:name="T41" style:family="text">
      <style:text-properties officeooo:rsid="003c1ea5"/>
    </style:style>
    <style:style style:name="T42" style:family="text">
      <style:text-properties officeooo:rsid="003c9ac1"/>
    </style:style>
    <style:style style:name="T43" style:family="text">
      <style:text-properties officeooo:rsid="003e7917"/>
    </style:style>
    <style:style style:name="T44" style:family="text">
      <style:text-properties officeooo:rsid="003fa700"/>
    </style:style>
    <style:style style:name="T45" style:family="text">
      <style:text-properties officeooo:rsid="00410a00"/>
    </style:style>
    <style:style style:name="T46" style:family="text">
      <style:text-properties officeooo:rsid="00426481"/>
    </style:style>
    <style:style style:name="T47" style:family="text">
      <style:text-properties officeooo:rsid="0043c308"/>
    </style:style>
    <style:style style:name="T48" style:family="text">
      <style:text-properties officeooo:rsid="0044c585"/>
    </style:style>
    <style:style style:name="T49" style:family="text">
      <style:text-properties officeooo:rsid="004628eb"/>
    </style:style>
    <style:style style:name="T50" style:family="text">
      <style:text-properties officeooo:rsid="0046723c"/>
    </style:style>
    <style:style style:name="T51" style:family="text">
      <style:text-properties officeooo:rsid="0047c4dd"/>
    </style:style>
    <style:style style:name="T52" style:family="text">
      <style:text-properties officeooo:rsid="00498a73"/>
    </style:style>
    <style:style style:name="T53" style:family="text">
      <style:text-properties officeooo:rsid="004b3b99"/>
    </style:style>
    <style:style style:name="T54" style:family="text">
      <style:text-properties officeooo:rsid="004c012e"/>
    </style:style>
    <style:style style:name="T55" style:family="text">
      <style:text-properties officeooo:rsid="004d0770"/>
    </style:style>
    <style:style style:name="T56" style:family="text">
      <style:text-properties officeooo:rsid="004dc34c"/>
    </style:style>
    <style:style style:name="T57" style:family="text">
      <style:text-properties officeooo:rsid="004e67e2"/>
    </style:style>
    <style:style style:name="T58" style:family="text">
      <style:text-properties officeooo:rsid="004fd74a"/>
    </style:style>
    <style:style style:name="T59" style:family="text">
      <style:text-properties officeooo:rsid="0050aee1"/>
    </style:style>
    <style:style style:name="T60" style:family="text">
      <style:text-properties officeooo:rsid="0052868f"/>
    </style:style>
    <style:style style:name="T61" style:family="text">
      <style:text-properties officeooo:rsid="00545ee2"/>
    </style:style>
    <style:style style:name="T62" style:family="text">
      <style:text-properties officeooo:rsid="00556891"/>
    </style:style>
    <style:style style:name="T63" style:family="text">
      <style:text-properties officeooo:rsid="00573db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8">Chapter One</text:p>
      <text:p text:style-name="P8"/>
      <text:p text:style-name="P8"><text:s text:c="5"/>Evening had come to the small, one stoplight, town of Overdone. The bars were bright with patrons, their neon lights pulsing inviting visitors to come from all over. Inside the bar, games were being played. Poker, Blackjack, Solitaire. Whatever a fella could find they got.</text:p>
      <text:p text:style-name="P8"><text:s text:c="5"/>Eugene walked into the bar. The doors swishing closed as he entered. Looking around, it reminded him of a mid eighteen hundreds saloon. Something that didn’t belong in the 25<text:span text:style-name="T36">th</text:span> century. An old style bar was near the back wall. A man stood behind the counter wiping it down. Hardwood floors with splinters visible spanned the ground. There was even a staircase leading upstairs where the ladies of the night would be waiting. Around the room were chairs and tables with people seated at them.</text:p>
      <text:p text:style-name="P8"><text:s text:c="5"/>He had grown accustomed to the fads of the times. People wanted to be cowboys again. Who could blame them? The government had taken all of their land. Seized it, and redistributed it among the rich. The former owners of the land could work on it for the rich. Of course that required a price. Slavery. Eugene wasn’t fond of the idea. So at the first chance he got, he upped and went.</text:p>
      <text:p text:style-name="P8"><text:s text:c="5"/>He looked around the saloon. It was of simple design. No electronic devices in sight. Stepping further in, there was a sign that read leave all mechanical devices at the door. Eugene looked to his arm. Sighing he reached up his sleeve and twisted the arm. It twitched as it detached from the rest of his body. He placed it in a locker and walked up to the bar.</text:p>
      <text:p text:style-name="P8"><text:s text:c="5"/>The bartender looked at Eugene in disgust. “Don’t <text:soft-page-break/>serve your kind.” He said.</text:p>
      <text:p text:style-name="P8"><text:s text:c="5"/>Eugene nodded. Pulling out a generous coin purse, he set it on the bar. “How much for you to look the other way?” He asked. “All I want is a drink.”</text:p>
      <text:p text:style-name="P8"><text:s text:c="5"/>The bartender looked at the coin purse. Lifting it up, he felt its weight. Setting the purse back down on the bar he smirked. “That will do.” Everyone had their price. “What will it be stranger?”</text:p>
      <text:p text:style-name="P8"><text:s text:c="5"/>“Whiskey” Eugene said. “Straight up.”</text:p>
      <text:p text:style-name="P8"><text:s text:c="5"/>A moment later the bartender came back with a shot glass of whiskey. He took the purse, withdrew a few coins and put them in the cash register. The rest, he pocketed. Returning the purse back to Eugene he smiled. “Enjoy your visit. Just don’t get too close to the games. They’ll rip you apart.”</text:p>
      <text:p text:style-name="P8"><text:s text:c="5"/>Eugene nodded. “Thanks.” Shooting the glass into his mouth he swallowed. The whiskey burned down his throat. Eugene let out a slight gasp and then chuckled. He’d order another but he was here on business. Couldn’t stand being drunk on official business.</text:p>
      <text:p text:style-name="P8"><text:s text:c="5"/>Standing from the bar stool, Eugene walked over to a card game being played. He watched as the players enjoyed their game of blackjack.</text:p>
      <text:p text:style-name="P8"><text:s text:c="5"/>“Twenty-One” The dealer said. “Sorry folks.”</text:p>
      <text:p text:style-name="P8"><text:s text:c="5"/>Several men stood from the table and left. The dealer looked to Eugene and smiled. “Didn’t the bartender say your kind isn't allowed here?”</text:p>
      <text:p text:style-name="P8"><text:s text:c="5"/>Eugene nodded. Moving his coat aside, he flashed his gun along with a badge attached to his belt. “I’m here on business.” More men stood from the table and left at the sight of the badge.</text:p>
      <text:p text:style-name="P8"><text:s text:c="5"/>The dealer nodded gesturing to a chair. “Have a seat lawman.” He started to deal cards.</text:p>
      <text:p text:style-name="P8"><text:s text:c="5"/>Eugene looked at his cards. Two tens. Separating <text:soft-page-break/>them across the table he tapped it.</text:p>
      <text:p text:style-name="P8"><text:s text:c="5"/>The dealer dealt a ten on the first card. Eugene waved over the card, indicating he wanted to stay. The dealer then dealt another ten on the second card. Again, Eugene waved his hand over the set of cards.</text:p>
      <text:p text:style-name="P8"><text:s text:c="5"/>The dealer flipped over his cards. Two face cards stared back.</text:p>
      <text:p text:style-name="P8"><text:s text:c="5"/>A push.</text:p>
      <text:p text:style-name="P8"><text:s text:c="5"/>“We tie.” Eugene said.</text:p>
      <text:p text:style-name="P8"><text:s text:c="5"/>The dealer nodded. “We tie.” Picking up the cards he nodded. “What can I do for you lawman?”</text:p>
      <text:p text:style-name="P8"><text:s text:c="5"/>Eugene reached into his pocket and placed a picture on the table. “I’m looking for a runaway.” The picture was of a woman in her early twenties. She was dressed in elegant attire. Something one would wear to an opera or a ballroom dance.</text:p>
      <text:p text:style-name="P8"><text:s text:c="5"/>The dealer picked up the picture and looked it over. “She’s kinda fancy to be around here, don’t you think?” He continued to stare at the picture.</text:p>
      <text:p text:style-name="P8"><text:s text:c="5"/>Eugene nodded. “Yes, but I was sent to cover the outlying colonies. Leave no stone un-turned type of thing.” He started to stand. “If you see anything out of the ordinary. Especially if you see her come in here, let me know. I’ll be staying at The Starcaster for the next week.”</text:p>
      <text:p text:style-name="P8"><text:s text:c="5"/>The dealer nodded. “Alright.” He went to hand the picture back to Eugene who shook his hand letting the dealer know he could keep it. “What’s in it for me? I mean is there a reward?”</text:p>
      <text:p text:style-name="P8"><text:s text:c="5"/>Eugene pointed to his missing arm. “Let’s just say, you’ll be saving me an arm. I’d be in your debt.” Turning around Eugene went to the locker, picked up his arm and exited the bar and went on his way back to the hotel.</text:p>
      <text:p text:style-name="P1"><text:span text:style-name="T1"><text:s text:c="5"/>The dealer continued to study the picture of the </text:span><text:soft-page-break/><text:span text:style-name="T1">girl. She had blond hair, from the looks of it dyed, and bright blue eyes. Pressing a button on the picture a holographic view appeared and hovered over it. As the figure turned around more data displayed. Five foot three. No tattoos. Last seen at the capitol. Rich people. The dealer shrugged. Always finding a way out of where they’re supposed to be and getting into trouble. They already have it all, why bother us?</text:span></text:p>
      <text:p text:style-name="P8"><text:s text:c="5"/>The bartender walked over to the dealer. “Saw you talking to that man. What did he want?”</text:p>
      <text:p text:style-name="P8"><text:s text:c="5"/>The dealer pointed to the hologram. “Missing girl from the capitol. Lawman is looking for her.” He said.</text:p>
      <text:p text:style-name="P8"><text:s text:c="5"/>The bartender looked at the hologram. “Damn rich people.” He said. “Haven’t they done enough to us?” Picking up the card he deactivated it. “If you see her, let me know before you go telling him. I want to see if there’s profit to be made from this.”</text:p>
      <text:p text:style-name="P8"><text:s text:c="5"/>The dealer nodded. “Of course boss.”</text:p>
      <text:p text:style-name="P8"><text:s text:c="5"/>The bartender walked back behind the bar and continued to pour drinks. He would do that for the rest of the night until closing time. It was a simple job, but he enjoyed it. Making people happy as he filled their drinks. It was something that brought joy to his life. Something one couldn’t get easily these days.</text:p>
      <text:p text:style-name="P8"><text:s text:c="5"/>Stepping out of the bar, Eugene continued on his way to the next bar, and then the next until all of them had been notified of his presence. He had a long journey ahead of him.</text:p>
      <text:p text:style-name="P8"/>
      <text:p text:style-name="P11">Chapter Two </text:p>
      <text:p text:style-name="P11"/>
      <text:p text:style-name="P9"><text:s text:c="5"/>The Starcaster was a simple hotel. The building stood two stories tall at the end of town. It was an <text:soft-page-break/>easy stop right off the main road. It was run down a bit, but that matched the rest of the town.</text:p>
      <text:p text:style-name="P9"><text:s text:c="5"/>The lobby was full of visitors for a Remembrance happening in town. Every year the town celebrated a Remembrance. Three days filled of food, fun, and entertainment during the day. At night they would remember what liberties the government had taken away from them. It was a way of remembering who they were and who they are now. The costs of war had been high. Many lost their lives. Many lost their homes. It was the way things turned out to be.</text:p>
      <text:p text:style-name="P9"><text:s text:c="5"/>Eugene headed towards the stairs. Passing by people who gave him dirty looks. Word had spread fast that he was in town looking for someone. Possibly there to stir up trouble with the Remembrance celebration. As he walked through the lobby people blocked off his access causing him to go around them. His bionic arm twitched and squealed. He would need to regenerate it soon, if not he wouldn’t have an arm to use.</text:p>
      <text:p text:style-name="P9"><text:s text:c="5"/>Upstairs, Eugene entered the hotel room. It was a simple one bed room. The bed was a queen size and sat against the wall. On the other side of the room was a bathroom. Eugene stepped in the bathroom and turned on the water. Splashing cold water on his face he dried off with a towel. There was a sign on the mirror. Hot water out, hope to have it fixed by end of week. Management.</text:p>
      <text:p text:style-name="P9"><text:s text:c="5"/>He sighed. Great, no hot water for this trip. Oh well, could be worse. There could be no water at all.</text:p>
      <text:p text:style-name="P9"><text:s text:c="5"/>Crossing the bedroom, Eugene removed his robotic arm and plugged it in for the night. He settled down on the bed. The bed was a little lumpy. Something he expected upon coming to a lower income town. The pillow was lumpy as well. He <text:soft-page-break/>would have to make due. Eugene hoped he could get his job over quickly and be home soon. He had no problems serving the capitol, Eugene just wished the outlying colonies were better kept up.</text:p>
      <text:p text:style-name="P9"><text:s text:c="5"/>He didn’t understand their ways. Computers and technology were the way to go. People could learn faster and understand things better with technology. These people had abandoned almost all forms of it, and what did that leave them? They became a third world country overnight. When the most advanced piece of equipment was an electric light, or a nozzle for running water or filling a beer glass, there was something wrong with that.</text:p>
      <text:p text:style-name="P9"><text:s text:c="5"/>Oh well, it didn’t matter. As long as Eugene kept his cool they could pour beer out of a garden hose for all he cared. His duties were clear. Get the girl back. Don’t cause any trouble and be sure not to burn down the town. The capitol, though evil, had to at least appear to look interested in all of the citizens. If a lawman burned down a town and killed innocent people. Well that would just be bad press. No one would trust them ever again.</text:p>
      <text:p text:style-name="P9"><text:s text:c="5"/>Picking up a magazine, Eugene looked through it. A catalog for western clothing. They had everything from boots, to hats, to belt buckles. Everything a person could ever want to fit in with the town. He laughed at the thought and set it aside.</text:p>
      <text:p text:style-name="P2"><text:span text:style-name="T1"><text:s text:c="5"/>There was a newspaper on the nightstand. Eugene picked it up and started reading. The date was current, that was a relief. He frowned at the headlines. The majority of them were anti capitol. Eugene knew they had the freedom of speech and freedom of the press, but it was too much. Enough to cause riots in the streets of the capitol, well if these people ever made it to the capitol. Not many people </text:span><text:soft-page-break/><text:span text:style-name="T1">traveled from the colonies to the capitol anymore. There weren’t enough resources and the journey took well over a month by foot. Eugene sighed. Another good thing about this place. They could stay in their old civilization all they wanted, as long as they didn’t cause trouble in the capitol, they could live in peace.</text:span></text:p>
      <text:p text:style-name="P9"><text:s text:c="5"/>Setting the newspaper down a thought struck him. What if that’s what they wanted. What if all they wanted to do was live in peace? Putting aside the technology issues, all they wanted was to be left alone.</text:p>
      <text:p text:style-name="P9"><text:s text:c="5"/>Eugene chuckled. Well if that’s all they want, they didn’t move far enough from the capitol. There were always lawmen coming out to the colonies checking in on things. Some had specific missions like Eugene had. Others just were there to make sure rents were paid and the capitol received its share of what was owed them. He could see where they were coming from. No one forced them to live outside of the capitol. If they could afford it, they could live in the best of luxuries too. But they would have to pay for it.</text:p>
      <text:p text:style-name="P9"><text:s text:c="5"/>Trying to get comfortable, Eugene attempted to sleep. Easier said than done. He felt a box spring poking through the mattress. It would be a restless night indeed.</text:p>
      <text:p text:style-name="P9"><text:s text:c="5"/>Hours passed. Eugene laid in bed staring at the ceiling. A cool breeze filtered in through the window. The curtains danced along with the breeze. Outside, the sound of horses walking down the pavement could be heard. The sounds of their shoes hitting the asphalt made a light chopping sound. These sounds were followed by a wagon wheel rolling across the pavement. People were delivering their late night / early morning goods to stores.</text:p>
      <text:p text:style-name="P9"><text:soft-page-break/><text:s text:c="5"/>Eugene got out of bed and walked towards the window. He looked out at the street below. It was dark out still. The only lights were from the candle lit street lamps.</text:p>
      <text:p text:style-name="P9"><text:s text:c="5"/>The same thoughts he had that evening kept going through his mind. How could people live like this? Eugene didn’t even want to think about their health care system. What kind of hospital would they have? Surely they wouldn’t be able to sterilize a person enough to clean up wounds. A gunshot would mean certain death to the wounded.</text:p>
      <text:p text:style-name="P9"><text:s text:c="5"/>Eugene checked his bionic arm. It had a full charge. He unplugged it from the wall and set it on a nearby chair where it would wait till morning when he put it back on. He hated the thing. It always served as a reminder of what he lost. The cost of survival. If he could, Eugene would rather not live with the arm. Do without. He could survive off one arm, it wasn’t rocket science.</text:p>
      <text:p text:style-name="P9"><text:s text:c="5"/>His superiors ordered the arm. They said it would put a more human look about him when he went about his duties. A more human look. What more human would people need than his own flesh and blood face? He shook his head. If anything, the arm would give off a robotic complexion that would force him to hide it. It was clear if he wanted to keep his job and keep his pension, Eugene would have to wear the arm and live with it.</text:p>
      <text:p text:style-name="P9"><text:s text:c="5"/>That was just the facts, and he had to accept it.</text:p>
      <text:p text:style-name="P9"><text:s text:c="5"/>Looking back to the window, Eugene smiled. The cool air felt good. He took a deep breath and closed his eyes. So this is what these people hear at night. He mused. He felt at peace. It was a different peace than he was used to in the capitol. Eugene didn’t like <text:soft-page-break/>different. He preferred things be a certain way. Change was something he never enjoyed.</text:p>
      <text:p text:style-name="P9"><text:s text:c="5"/>Eugene reminded himself that it was only an assignment. Before long he could go back home and be in his own bed. Be among the things in life that he enjoyed.</text:p>
      <text:p text:style-name="P9"><text:s text:c="5"/>Turning back to his bed, Eugene started to climb back in.</text:p>
      <text:p text:style-name="P9"><text:s text:c="5"/>That’s when he heard it.</text:p>
      <text:p text:style-name="P9"><text:s text:c="5"/>A woman screamed out for help.</text:p>
      <text:p text:style-name="P9"/>
      <text:p text:style-name="P12">Chapter Three</text:p>
      <text:p text:style-name="P9"/>
      <text:p text:style-name="P9"><text:s text:c="5"/>A woman laid on the ground. Townspeople were gathering around her trying to get a glimpse at what happened. She had blond hair and blue eyes. She was wearing a black cocktail dress. Diamonds around her neck and wrists, including two diamond earrings and rings on her fingers. She was lying in a pool of blood. A knife was in her back. She carried a look of shock in her eyes. The woman clearly hadn’t been expecting to be murdered anytime soon.</text:p>
      <text:p text:style-name="P9"><text:s text:c="5"/>“Make way, make way.” A man said as he approached the scene.</text:p>
      <text:p text:style-name="P9"><text:s text:c="5"/>The crowed widened allowing him through. The man knelt down and looked at the woman, her injuries, and the condition she was in. He shook his head as he closed her eyes. He searched her body for clues. Clutched in her hand was a crumpled up piece of paper. A note. The man took it out of her hand. He unfolded the note to find it empty. Turning it over, the other side was empty as well.</text:p>
      <text:p text:style-name="P9"><text:s text:c="5"/>“What’s wrong Sheriff?” A boy asked from the crowd.</text:p>
      <text:p text:style-name="P9"><text:soft-page-break/><text:s text:c="5"/>The Sheriff stood up and pocketed the note. “This woman’s been murdered.”</text:p>
      <text:p text:style-name="P9"><text:s text:c="5"/>Gasps could be heard throughout the crowed. It was the first time they’d ever had a murder in their quaint little town. Other forms of crime were typical, stealing, drug running. But never murder.</text:p>
      <text:p text:style-name="P9"><text:s text:c="5"/>As the crowd started asking questions, and the commotion increased, more and more people came to see what was going on.</text:p>
      <text:p text:style-name="P3"><text:span text:style-name="T2"><text:s text:c="5"/>Eugene came running as fast as his legs could carry him. He was hoping what he heard wasn’t the truth. That it was just someone playing a prank on an unsuspecting bystander. But the scream was real, too real. </text:span><text:span text:style-name="T3">Eugene hated screams in the night. Especially in a one horse town like Overdone.</text:span></text:p>
      <text:p text:style-name="P10"><text:s text:c="5"/>Coming closer to the crowd, Eugene walked up to the Sheriff. The man had a cold look about him. He wore a ten gallon hat and had a mustache. Clearly the lawman that Eugene needed to talk to.</text:p>
      <text:p text:style-name="P10"><text:s text:c="5"/>“Sheriff.” Eugene said. “Mind if I take a look?”</text:p>
      <text:p text:style-name="P10"><text:s text:c="5"/>The Sheriff looked at Eugene and frowned. He hated other lawmen coming into his town and trying to take over an investigation. But the stranger was from the capitol according to his badge, he’d have to let him have a gander.</text:p>
      <text:p text:style-name="P10"><text:s text:c="5"/>“Go ahead, but don’t touch the body.” The Sheriff said. “We’ve yet to get evidence and take photos.”</text:p>
      <text:p text:style-name="P10"><text:s text:c="5"/>Eugene sighed. “Understood.” He said.</text:p>
      <text:p text:style-name="P3"><text:span text:style-name="T3"><text:s text:c="5"/></text:span><text:span text:style-name="T4">Getting close to the body, Eugene used his robotic arm to collect data, well as much data as he could visually. He pulled out the photo of the young woman and compared it to the dead girl. It was a match.</text:span></text:p>
      <text:p text:style-name="P3"><text:span text:style-name="T4"><text:s text:c="5"/>Great, Eugene thought, that’s just what we need. My runaway is dead. He sighed. That wasn’t the news he was expecting today. </text:span><text:span text:style-name="T5">So, who would kill a girl </text:span><text:soft-page-break/><text:span text:style-name="T5">from the capitol? Why would they do this? Eugene wondered.</text:span></text:p>
      <text:p text:style-name="P3"><text:span text:style-name="T5"><text:s text:c="5"/></text:span><text:span text:style-name="T6">Looking at the woman, Eugene also noticed that her jewelry was intact. Nothing was missing from the dead woman, she had been murdered for a reason other than loot.</text:span></text:p>
      <text:p text:style-name="P4"><text:span text:style-name="T6"><text:s text:c="5"/></text:span><text:span text:style-name="T7">Scratching his chin, Eugene wondered what was going on with this world. </text:span><text:span text:style-name="T8">People didn’t kill each other for sport. There hadn’t been that kind of killing since the 23</text:span><text:span text:style-name="T37">rd</text:span><text:span text:style-name="T8"> century.</text:span></text:p>
      <text:p text:style-name="P4"><text:span text:style-name="T8"><text:s text:c="5"/></text:span><text:span text:style-name="T9">People used to hunt each other for a reward money. If the person survived the hunt, which lasted twenty-four hours, then they would be granted a million dollars. If they didn’t survive the hunt, well they would be dead.</text:span></text:p>
      <text:p text:style-name="P3"><text:span text:style-name="T9"><text:s text:c="5"/></text:span><text:span text:style-name="T10">The hunters would be rewarded regardless if they won the hunt or lost. Just by participating they received a generous amount of money. </text:span><text:span text:style-name="T11">If a hunter died during the hunt, their family would be rewarded handsomely.</text:span></text:p>
      <text:p text:style-name="P3"><text:span text:style-name="T11"><text:s text:c="5"/></text:span><text:span text:style-name="T12">Eugene looked at the Sheriff. “She’s the woman I’ve been trying to track down.” He said. “Her name is Alice Greenbrior. Here’s all her information.” Eugene handed the Sheriff a picture of the girl with all of her information on it. “I hope this helps.” He said.</text:span></text:p>
      <text:p text:style-name="P13"><text:s text:c="5"/>The Sheriff nodded. “Thank you lawman.” He said. “You just saved me a ton of paperwork.” He paused, why would a lawman help out a local Sheriff? It didn’t make any sense.</text:p>
      <text:p text:style-name="P3"><text:span text:style-name="T12"><text:s text:c="5"/></text:span><text:span text:style-name="T13">Eugene looked at the body again. There were no fingerprints to be found at the scene. The murderer must have been wearing gloves. He hated when they did that, made his job harder to figure out.</text:span></text:p>
      <text:p text:style-name="P14"><text:soft-page-break/><text:s text:c="5"/>Continuing to look at the body, Eugene saw something that stuck out. It wasn’t the bloody knife, but a bloody foot print. He knelt down next to the foot print and took a closer look.</text:p>
      <text:p text:style-name="P14"><text:s text:c="5"/>It wasn’t any ordinary foot print. There wasn’t a shoe but an actual foot. The man who killed her was barefoot.</text:p>
      <text:p text:style-name="P14"><text:s text:c="5"/>“Can we get a sample of this please?” Eugene said. “It’s a foot print.”</text:p>
      <text:p text:style-name="P3"><text:span text:style-name="T13"><text:s text:c="5"/>The Sheriff walked over to the foot print and looked at it. “Well I’ll be damned.” He said. “It is a foot print, an actual foot print.” </text:span><text:span text:style-name="T14">In all his years of service, the Sheriff had never seen such a thing. </text:span><text:span text:style-name="T15">Who would murder someone in cold blood wearing no shoes?</text:span></text:p>
      <text:p text:style-name="P15"><text:s text:c="5"/>Eugene looked at the Sheriff, they were thinking the same thing. It didn’t take much to figure out what they were thinking though. It was a crime scene after all.</text:p>
      <text:p text:style-name="P3"><text:span text:style-name="T15"><text:s text:c="5"/>Looking at the night sky, Eugene saw clouds coming in. It was going to storm. If it stormed it would wash away any evidence that could be gleamed from the crime scene. </text:span><text:span text:style-name="T16">Eugene sighed and hated that. Pulling out a camera he began taking photos of his own. Starting at the head of the victim and working down to her feet. He took pictures of the bloody foot print as well.</text:span></text:p>
      <text:p text:style-name="P16"><text:s text:c="5"/>“Well I have all that I need.” Eugene said. “I’ll leave the rest to you Sheriff.” He smiled a genuine smile at the Sheriff.</text:p>
      <text:p text:style-name="P16"><text:s text:c="5"/>The Sheriff looked to Eugene and nodded. “Thank you lawman.” He said. “Alright boys, let’s get as much data as we can before that storm comes in.”</text:p>
      <text:p text:style-name="P16"/>
      <text:p text:style-name="P6"><text:span text:style-name="T16">C</text:span><text:span text:style-name="T2">hapter Four</text:span></text:p>
      <text:p text:style-name="P17"><text:soft-page-break/></text:p>
      <text:p text:style-name="P3"><text:span text:style-name="T16"><text:s text:c="5"/>Back in his hotel room, Eugene looked through the data he had collected. There were rope burns on Alice’s wrists. </text:span><text:span text:style-name="T17">She had been restrained somewhere. Perhaps the body was moved after she was killed. </text:span><text:span text:style-name="T18">He wondered why a killer would do this. What on earth was going on in this town?</text:span></text:p>
      <text:p text:style-name="P18"><text:s text:c="5"/>He looked at the bloody foot print. Hopefully they’d be able to get a print off of it. Eugene wasn’t certain if that could be done or not. What he did know was it had to be done. There wasn’t anything he could do about it until the Sheriff had his men comb over the area. Maybe he would be staying in town for more than a week.</text:p>
      <text:p text:style-name="P3"><text:span text:style-name="T18"><text:s text:c="5"/>Maybe he would have hot water by that time. Eugene chuckled at himself. </text:span><text:span text:style-name="T19">Hot water for the lawman, something told him he wouldn’t receive any kind of special treatment from these people. When you wear a badge, you rarely get special treatment. People tend to run from you.</text:span></text:p>
      <text:p text:style-name="P3"><text:span text:style-name="T19"><text:s text:c="5"/></text:span><text:span text:style-name="T20">Picking up his cellphone, Eugene called his superior officer and let him know what was going on. He didn’t expect the superior to offer any assistance or help, but it didn’t hurt to ask.</text:span></text:p>
      <text:p text:style-name="P3"><text:span text:style-name="T20"><text:s text:c="5"/></text:span><text:span text:style-name="T21">No help would be coming. Eugene was okay with that actually. He could take care of the assignment by himself. That’s why they hired him in the first place because he could do things by himself.</text:span></text:p>
      <text:p text:style-name="P3"><text:span text:style-name="T21"><text:s text:c="5"/></text:span><text:span text:style-name="T22">Eugene laid down on the bed, turning out the light he wondered why a nice girl from the capitol would come here of all places just to be murdered. It didn’t make sense to him.</text:span></text:p>
      <text:p text:style-name="P3"><text:span text:style-name="T22"><text:s text:c="5"/>As Eugene fell asleep he missed a call from the capitol. They were sending reinforcements after all. </text:span><text:soft-page-break/><text:span text:style-name="T22">He wouldn’t find out until the next morning. Such a shame.</text:span></text:p>
      <text:p text:style-name="P19"><text:s text:c="5"/>The next morning came and sure enough there was a knock at Eugene’s door. <text:s/>Eugene stood up and put on his robotic arm. Answering the door, he saw Lieutenant Sharon Calypso standing there.</text:p>
      <text:p text:style-name="P19"><text:s text:c="5"/>“Lieutenant.” <text:s/>Eugene said. “I wasn’t expecting you.”</text:p>
      <text:p text:style-name="P19"><text:s text:c="5"/>Calypso looked at Eugene and nodded. “I know, you didn’t answer your radio call last night saying I was coming. It was to be expected that I wake you.” She walked into the room and took a look around.</text:p>
      <text:p text:style-name="P19"><text:s text:c="5"/>“What kind of dump do they have you staying in here Eugene?”</text:p>
      <text:p text:style-name="P5"><text:span text:style-name="T22"><text:s text:c="5"/>Eugene </text:span><text:span text:style-name="T23">shook his head. “Just a place to rest my head and get a shower.” He said. It wasn’t that bad of a place thought </text:span><text:span text:style-name="T22">Eugene. </text:span><text:span text:style-name="T23">It was a place where </text:span><text:span text:style-name="T22">Eugene </text:span><text:span text:style-name="T23">could hang his hat so to speak.</text:span></text:p>
      <text:p text:style-name="P5"><text:span text:style-name="T23"><text:s text:c="5"/>Sure there were bullet holes in the walls and blood stains on the rug, but it was something, at least he wasn’t out there in the storm that had been brewing since </text:span><text:span text:style-name="T24">the night before</text:span><text:span text:style-name="T23">.</text:span></text:p>
      <text:p text:style-name="P5"><text:span text:style-name="T23"><text:s text:c="5"/>“</text:span><text:span text:style-name="T25">Well this will have to do.” Calypso said. “We’ll set up base here.”</text:span></text:p>
      <text:p text:style-name="P20"><text:s text:c="5"/>Eugene looked at Calypso and couldn’t believe what he was hearing. Set up base? For what? The case had been turned over to the Sheriff of the town. There wasn’t anything else they could do. He was confused by her statement.</text:p>
      <text:p text:style-name="P20"><text:s text:c="5"/>“Um, what are we going to do exactly?” Eugene asked.</text:p>
      <text:p text:style-name="P5"><text:span text:style-name="T25"><text:s text:c="5"/>Calypso smiled. “Solve a murder Eugene.” She said. “That is what we do in the crime unit is it not?” Calypso turned around and took off her jacket. Setting it on the back of a chair she continued to </text:span><text:soft-page-break/><text:span text:style-name="T25">survey the room. Looking for bugs or any other thing that could be eavesdropping on them, </text:span><text:span text:style-name="T26">she was satisfied when her scanners didn’t pick up anything.</text:span></text:p>
      <text:p text:style-name="P21"><text:s text:c="5"/>“So you’ll take the couch.” Calypso said. “I’ll take the bed.”</text:p>
      <text:p text:style-name="P21"><text:s text:c="5"/>Eugene laughed. Of course that would be how it would go down. He didn’t mind the couch, it looked comfortable enough. Possibly more comfortable than the lumpy bed that he had slept on the night before.</text:p>
      <text:p text:style-name="P21"><text:s text:c="5"/>“Alright.” He said. “That sounds fair.”</text:p>
      <text:p text:style-name="P5"><text:span text:style-name="T26"><text:s text:c="5"/></text:span><text:span text:style-name="T27">Calypso walked into the bathroom and looked around. There was a clawed tub in the corner next to a shower. She smiled at the simplicity of it all. A little too simplistic for her taste but it was simple. Looking at the candles she hesitated. Were they actual candles or fakes that were run by electricity. She didn’t see any switches on the walls to turn on the lights, and there wasn’t any voice activation anywhere in the hotel. Must be actual candles she thought. Huh, never thought I’d see something like that.</text:span></text:p>
      <text:p text:style-name="P5"><text:span text:style-name="T27"><text:s text:c="5"/></text:span><text:span text:style-name="T28">Eugene sat on the couch and waited for his partner to come out of the bathroom. He wondered what was taking so long. She didn’t close the door so he knew she didn’t have to go to the bathroom, but was just checking things out.</text:span></text:p>
      <text:p text:style-name="P5"><text:span text:style-name="T28"><text:s text:c="5"/></text:span><text:span text:style-name="T29">Walking out of the bathroom Calypso looked at Eugene. She was wearing a black dress with a credential badge pinned to it. The badge stated her name and what division she was in. In this case her division was that of homicide.</text:span></text:p>
      <text:p text:style-name="P5"><text:span text:style-name="T29"><text:s text:c="5"/>“</text:span><text:span text:style-name="T30">Where’s the body?” Calypso asked.</text:span></text:p>
      <text:p text:style-name="P5"><text:span text:style-name="T30"><text:s text:c="5"/>Eugene looked at her, there was something about her he didn’t trust. Which was absurd because they were colleges. They were meant to trust each other. </text:span><text:soft-page-break/><text:span text:style-name="T30">He shook off the feeling. “They’ve moved her to the county hospital, she’s in the morgue.”</text:span></text:p>
      <text:p text:style-name="P22"><text:s text:c="5"/>“Of course they moved the body.” Calypso said annoyed by the fact. “I hope you got crime scene photos and evidence.” She said folding her arms.</text:p>
      <text:p text:style-name="P22"><text:s text:c="5"/>Eugene nodded. “Of course I did. Even got a foot print.”</text:p>
      <text:p text:style-name="P22"><text:s text:c="5"/>“Good.” Calypso said. Maybe he’s not useless after all. She thought. Maybe he could help better than he looks. “Come on then, we have places to go. People to talk to.”</text:p>
      <text:p text:style-name="P5"><text:span text:style-name="T30"><text:s text:c="5"/></text:span><text:span text:style-name="T31">They headed out the door.</text:span></text:p>
      <text:p text:style-name="P22"/>
      <text:p text:style-name="P23">Chapter Five</text:p>
      <text:p text:style-name="P23"/>
      <text:p text:style-name="P7"><text:span text:style-name="T2"><text:s text:c="5"/></text:span><text:span text:style-name="T32">Walking into the Saloon, Eugene dropped his arm off in a locker as he did last night. The bartender saw them and looked at Eugene.</text:span></text:p>
      <text:p text:style-name="P24"><text:s text:c="5"/>“We don’t serve your kind here!” The bartender yelled across the room.</text:p>
      <text:p text:style-name="P24"><text:s text:c="5"/>Calypso flashed her badge and walked up to the bartender with Eugene close behind her. “We’re on official business from the capitol.” She said.</text:p>
      <text:p text:style-name="P24"><text:s text:c="5"/>The bartender looked at Eugene. “You were in here last night.” He said.</text:p>
      <text:p text:style-name="P24"><text:s text:c="5"/>Eugene nodded. He had indeed been in there the night before. So astute of the bartender to recognize him or even remember him for that matter. He guessed a one armed man would be difficult to forget.</text:p>
      <text:p text:style-name="P24"><text:s text:c="5"/>“I already told you all I know.” The bartender said. “I don’t know anything about the missing girl.”</text:p>
      <text:p text:style-name="P7"><text:span text:style-name="T32"><text:s text:c="5"/>Eugene smiled. He hated when people tried to guess what they were about to ask, most of the time they got it wrong. Oh so wrong and that’s exactly </text:span><text:soft-page-break/><text:span text:style-name="T32">what the bartender had done. But who was he to say anything about any of it? </text:span><text:span text:style-name="T33">Eugene was a visitor in their town and respect had to be kept both ways or else he wouldn’t get the job done.</text:span></text:p>
      <text:p text:style-name="P7"><text:span text:style-name="T33"><text:s text:c="5"/>“</text:span><text:span text:style-name="T34">She’s not missing anymore.” Calypso said. “No, she’s been murdered. Thought you would have heard by now.”</text:span></text:p>
      <text:p text:style-name="P25"><text:s text:c="5"/>The bartender looked at Calypso then to Eugene who had his hand on his badge. “I didn’t do it.” The bartender said. “I was in here all night, I have witnesses!”</text:p>
      <text:p text:style-name="P7"><text:span text:style-name="T34"><text:s text:c="5"/>The man sure was on the defensive. Eugene thought. </text:span><text:span text:style-name="T35">If he didn’t do anything why was he being so aggressive? Such an odd situation.</text:span></text:p>
      <text:p text:style-name="P26"><text:s text:c="5"/>Calypso looked to Eugene then to the bartender. “We didn’t say you did anything.” She said. Calypso hesitated. She didn’t like where this conversation was going. “Is there someplace we can talk in quiet?”</text:p>
      <text:p text:style-name="P26"><text:s text:c="5"/><text:span text:style-name="T38">The bartender eyed them both. “Yeah there’s a room in back.” He said. “It’s where I sleep.”</text:span></text:p>
      <text:p text:style-name="P26"><text:s text:c="5"/><text:span text:style-name="T38">Showing them to the room, Eugene looked around. In the corner was a small cot next to a sink. He gathered the </text:span><text:span text:style-name="T39">bartender</text:span><text:span text:style-name="T38"> bathed there as well.</text:span></text:p>
      <text:p text:style-name="P26"><text:s text:c="5"/><text:span text:style-name="T40">Eugene imagined the ladies of the night’s bedrooms were more better kept for clients. He looked up at the ceiling there was mold growing on the ceiling. Eugene shuddered at the thought.</text:span></text:p>
      <text:p text:style-name="P26"><text:s text:c="5"/>“<text:span text:style-name="T40">This will work.” Eugene said. “We’ve already talked with the Sheriff who has given us access to the townspeople. Whatever you say here will be kept confidential.”</text:span></text:p>
      <text:p text:style-name="P26"><text:s text:c="5"/><text:span text:style-name="T41">The bartender didn’t look amused. “That’s a relief.” He said sarcastically. “</text:span><text:span text:style-name="T42">You lawmen always come in town making issues of something that isn’t an issue, and then you leave it all for us to clean up.”</text:span></text:p>
      <text:p text:style-name="P26"><text:soft-page-break/><text:s text:c="5"/>“<text:span text:style-name="T42">I wouldn’t say a dead woman isn’t an issue.” Calypso said. “She is dead after all.” </text:span><text:span text:style-name="T43">She looked at Eugene who returned a look that said what he hell is going on here?</text:span></text:p>
      <text:p text:style-name="P26"><text:s text:c="5"/><text:span text:style-name="T43">The bartender sat down on the cot. “The woman was in here a few nights ago.” He said. “She was looking for a job, either a waitress or a whore I told her. She didn’t like either offer and left.” He paused remembering the night he saw the blonde haired blue eyed beauty. She would have done an amazing job at his establishment. A shame she was dead now. “That’s all that happened honest.”</text:span></text:p>
      <text:p text:style-name="P26"><text:s text:c="5"/><text:span text:style-name="T43">Eugene placed his chin in his hand. “Did you see anyone follow after her? When she left that is.”</text:span></text:p>
      <text:p text:style-name="P26"><text:s text:c="5"/><text:span text:style-name="T43">The bartender shook his head. “I didn’t notice. I was busy pouring drinks </text:span><text:span text:style-name="T45">for my customers</text:span><text:span text:style-name="T43">.” He said.</text:span></text:p>
      <text:p text:style-name="P26"><text:s text:c="5"/>“<text:span text:style-name="T44">Of course.” Calypso said. “What good bartender wouldn’t tend to his customers.”</text:span></text:p>
      <text:p text:style-name="P26"><text:s text:c="5"/>“<text:span text:style-name="T44">Exactly.” The bartender said. “</text:span><text:span text:style-name="T46">May I go now?”</text:span></text:p>
      <text:p text:style-name="P26"><text:s text:c="5"/><text:span text:style-name="T46">Calypso shook her head no. “Not yet, I have a few more questions for you.” She said. Her interrogation skills were known throughout the </text:span><text:span text:style-name="T47">land</text:span><text:span text:style-name="T46">.</text:span></text:p>
      <text:p text:style-name="P26"><text:s text:c="5"/>“<text:span text:style-name="T47">You say you were here all night, and that you have witnesses. Fine. What about your prostitutes?” Calypso asked. “Wouldn’t someone have been jealous of a new girl trying to get a job?”</text:span></text:p>
      <text:p text:style-name="P26"><text:s text:c="5"/><text:span text:style-name="T47">The bartender shook his head. “My girls were with clients all of the night. I can vouch for them too.”</text:span></text:p>
      <text:p text:style-name="P26"><text:s text:c="5"/>“<text:span text:style-name="T48">Well you’re all full of alibis aren’t you now.” Calypso said. “That’s good for you I guess.”</text:span></text:p>
      <text:p text:style-name="P26"><text:s text:c="5"/><text:span text:style-name="T48">She looked out the door at the bar. Patrons were piling up waiting for a drink. “I’ll let you get back to work.” She said.</text:span></text:p>
      <text:p text:style-name="P26"><text:s text:c="5"/><text:span text:style-name="T48">The bartender nodded. “Thank you ma’am.” He said as he walked out the door.</text:span></text:p>
      <text:p text:style-name="P26"><text:soft-page-break/><text:s text:c="5"/><text:span text:style-name="T48">Calypso looked to Eugene and frowned. “Looks like we’re at a dead end here.” She said.</text:span></text:p>
      <text:p text:style-name="P26"><text:s text:c="5"/><text:span text:style-name="T48">Eugene followed her gaze upstairs. “Yeah boss I think we are.” He admitted. He wondered if the girls upstairs had any answers though. Probably not. But it wouldn’t be a bad idea to talk with them.</text:span></text:p>
      <text:p text:style-name="P26"><text:s text:c="5"/><text:span text:style-name="T49">An hour later Calypso and Eugene exited the bar, sure enough they didn’t find any further leads there from the working girls.</text:span></text:p>
      <text:p text:style-name="P26"><text:s text:c="5"/><text:span text:style-name="T50">Calypso couldn’t help but wonder if they missed something, or someone. What about the other help? The bartender had to have help on the premises, he couldn’t be the only bartender working that night. But that was how it was looking.</text:span></text:p>
      <text:p text:style-name="P26"><text:s text:c="5"/><text:span text:style-name="T51">Turning to Eugene, Calypso smiled. “There has to be other avenues we haven’t explored yet.” She said. “Something we missed during our investigation.”</text:span></text:p>
      <text:p text:style-name="P26"><text:s text:c="5"/><text:span text:style-name="T51">Eugene looked at Calypso in all the time he’d known her, he knew she wasn’t one to mess around. She was by the book and new what needed to be done. He only hoped she was leading them to the right direction. Leave no stone untouched type of thing. Eugene wished she was on the right track, that was all. He would find out soon enough.</text:span></text:p>
      <text:p text:style-name="P26"/>
      <text:p text:style-name="P27">Chapter Six</text:p>
      <text:p text:style-name="P27"/>
      <text:p text:style-name="P27"><text:s text:c="5"/><text:span text:style-name="T52">Walking back into the bar, Eugene and Calypso approached the bartender.</text:span></text:p>
      <text:p text:style-name="P27"><text:s text:c="5"/><text:span text:style-name="T52">Upon seeing the duo, the bartender cursed under his breath. He didn’t need to be seeing them again, not this soon.</text:span></text:p>
      <text:p text:style-name="P27"><text:s text:c="5"/>“<text:span text:style-name="T52">We don’t serve your kind here.” The bartender said.</text:span></text:p>
      <text:p text:style-name="P27"><text:soft-page-break/><text:s text:c="5"/><text:span text:style-name="T52">Calypso pulled out her purse and laid some money down on the table. “We just came for a few more answers.” She said. “You can keep the money as a gesture of good faith.”</text:span></text:p>
      <text:p text:style-name="P27"><text:s text:c="5"/><text:span text:style-name="T52">The bartender counted the money and smiled. Ringing a bell he yelled out. “Free drinks on the house!”</text:span></text:p>
      <text:p text:style-name="P27"><text:s text:c="5"/><text:span text:style-name="T52">Everyone in the bar cheered at the news.</text:span></text:p>
      <text:p text:style-name="P27"><text:s text:c="5"/>“<text:span text:style-name="T53">That’s very kind of you.” Calypso said. “Not many bartenders would do that for their customers.”</text:span></text:p>
      <text:p text:style-name="P27"><text:s text:c="5"/><text:span text:style-name="T53">The bartender winked. “It’s been a hard day for most of them. Might as well keep them happy. I’ll charge them double for the next round, it will get me by.”</text:span></text:p>
      <text:p text:style-name="P27"><text:s text:c="5"/><text:span text:style-name="T53">The bartender looked around the establishment and frowned. His favorite customer wasn’t to be seen. He would have thought she would have walked in by now, but that wasn’t the case.</text:span></text:p>
      <text:p text:style-name="P27"><text:s text:c="5"/><text:span text:style-name="T53">Picking up on subtle clues, Calypso spoke. “Who is she?” She asked.</text:span></text:p>
      <text:p text:style-name="P27"><text:s text:c="5"/><text:span text:style-name="T53">The bartender shook his head. “What? Who’s who?” He asked trying to hide his thoughts.</text:span></text:p>
      <text:p text:style-name="P27"><text:s text:c="5"/>“<text:span text:style-name="T53">The woman you’re after.” Calypso placed her hands on the bar. “I pick up tells, and you’re telling a lot right now.” She said.</text:span></text:p>
      <text:p text:style-name="P27"><text:s text:c="5"/><text:span text:style-name="T53">The bartender smiled. “Just a college.” He said. “Someone who’s late for her shift. She performs onstage up there waiting on folks as well. She’s kinda a one man group for looking out for my best interests.” He smiled. “Nothing to worry your pretty little head about miss.”</text:span></text:p>
      <text:p text:style-name="P27"><text:s text:c="5"/><text:span text:style-name="T53">Calypso frowned. She hated being called little miss or any other disrespectful term. </text:span><text:span text:style-name="T54">She’d been known to rip a man’s testicles out for such a violation of her space. She hoped it wouldn’t come down to that with </text:span><text:soft-page-break/><text:span text:style-name="T54">the bartender. It would be such a sad sight for him to be walking around without any testicles. However the thought did cross her mind. She let it slide.</text:span></text:p>
      <text:p text:style-name="P27"><text:s text:c="5"/>“<text:span text:style-name="T54">If there were someone of interest here,” The bartender said. “I would let you know in an instant.” He lied.</text:span></text:p>
      <text:p text:style-name="P27"><text:s text:c="5"/>“<text:span text:style-name="T54">Is that so.” Calypso said. “I find that difficult to believe.” She smiled.</text:span></text:p>
      <text:p text:style-name="P27"><text:s text:c="5"/><text:span text:style-name="T54">Eugene nodded. He too didn’t believe the bartender. “It would be nice to be able to believe you, but as a lawman we can’t.” He said. “You don’t know how many times we’ve been caught in this game of cat and mouse. I hate it personally.”</text:span></text:p>
      <text:p text:style-name="P27"><text:s text:c="5"/><text:span text:style-name="T54">Cat and mouse such an old game. Eugene thought. It was exactly how it felt. </text:span><text:span text:style-name="T55">There were times when he wished there were other ways to figure things out. But instead this was the only way to figure out any of it. Whatever the case, Eugene needed facts before he could go about arresting people. Including the bartender. Eugene hated that thought, but those were the facts of the matter. He had to follow the rules.</text:span></text:p>
      <text:p text:style-name="P27"><text:s text:c="5"/><text:span text:style-name="T56">Calypso also had to follow the rules no matter how badly she wanted to break them. She had so many reasons to break the rules, take matters into her own hands. But that simply wasn’t the easiest of matters. It would take them sometime to figure out the rest of the problems in this life.</text:span></text:p>
      <text:p text:style-name="P27"><text:s text:c="5"/><text:span text:style-name="T56">Calypso continued to try to interrogate the bartender but came up short. Everything she tried, he had a counter for. It wasn’t anything she had control over. She wanted to control the narrative, but was unable to do so. The bartender was just that good.</text:span></text:p>
      <text:p text:style-name="P27"><text:soft-page-break/><text:s text:c="5"/><text:span text:style-name="T56">Looking over the bartender’s shoulder at the choices of poison to drink yourself to death with, she picked one out. Hypnotic. It was a blue liquid and quite delicious. She had found it to be amusing to say the least. It wasn’t anything to be proud of, but well what can you do?</text:span></text:p>
      <text:p text:style-name="P27"><text:s text:c="5"/>“<text:span text:style-name="T56">Barkeep.” Calypso said. “I’ll have a glass of Hypnotic.”</text:span></text:p>
      <text:p text:style-name="P27"><text:s text:c="5"/><text:span text:style-name="T56">The bartender retrieved the bottle from the top shelf and poured her a glass. “You sure you want this?” He asked. “It’s been sitting up there for a few years, no one ever wants to drink it.”</text:span></text:p>
      <text:p text:style-name="P27"><text:s text:c="5"/><text:span text:style-name="T56">Calypso nodded. “Oh yes I want it.” She said. Taking the glass, she slung it back and drank the liquid like it was water. “Another.” She said.</text:span></text:p>
      <text:p text:style-name="P27"><text:s text:c="5"/><text:span text:style-name="T56">The bartender filled the glass. “Here you are.”</text:span></text:p>
      <text:p text:style-name="P27"><text:s text:c="5"/>“<text:span text:style-name="T56">Leave the bottle.” She said.</text:span></text:p>
      <text:p text:style-name="P27"><text:s text:c="5"/><text:span text:style-name="T56">Eugene sat down next to Calypso who had taken a seat of her own by now. Best not be standing while drinking, you never know when you’ll fall over by drinking too much.</text:span></text:p>
      <text:p text:style-name="P27"><text:s text:c="5"/>“<text:span text:style-name="T57">Enjoying yourself Lieutenant?” Eugene asked.</text:span></text:p>
      <text:p text:style-name="P27"><text:s text:c="5"/><text:span text:style-name="T57">Calypso nodded. “Yep, just trying to get into the environment.” She said taking another swig of her drink.</text:span></text:p>
      <text:p text:style-name="P27"><text:s text:c="5"/>“<text:span text:style-name="T57">I see.” Eugene said.</text:span></text:p>
      <text:p text:style-name="P27"><text:s text:c="5"/><text:span text:style-name="T57">He didn’t understand why she was drinking on the job, it was against regulations and against most rules that he could count on his hands. But who was he to argue with a superior officer? He had no right to do so. So instead Eugene kept his mouth shut.</text:span></text:p>
      <text:p text:style-name="P27"><text:s text:c="5"/><text:span text:style-name="T58">Eugene looked to Calypso who appeared to be having a good time. She didn’t want to leave the place empty handed. Calypso wanted answers. Any kind of answers that she could get out of the </text:span><text:soft-page-break/><text:span text:style-name="T58">bartender. There had to be something he was hiding, but what that was she wasn’t certain.</text:span></text:p>
      <text:p text:style-name="P27"><text:s text:c="5"/><text:span text:style-name="T58">The bartender looked to Eugene and smiled. “What will it be?”</text:span></text:p>
      <text:p text:style-name="P27"><text:s text:c="5"/>“<text:span text:style-name="T58">What do you have on draft?” Eugene asked.</text:span></text:p>
      <text:p text:style-name="P27"><text:s text:c="5"/>“<text:span text:style-name="T58">Say no more.” The bartender said. “I know exactly what you need.”</text:span></text:p>
      <text:p text:style-name="P27"><text:s text:c="5"/><text:span text:style-name="T58">He returned with a pint of beer. Eugene accepted the beer and smiled. “Put it on her tab.” He said.</text:span></text:p>
      <text:p text:style-name="P27"><text:s text:c="5"/><text:span text:style-name="T58">Calypso wouldn’t remember any of it in the morning, one extra drink on her tab wouldn’t make much of a difference. Eugene simply smiled at the thought. He wouldn’t be as drunk as Calypso would get that much was sure.</text:span></text:p>
      <text:p text:style-name="P27"><text:s text:c="5"/>“<text:span text:style-name="T58">So, you are missing a certain customer.” Eugene said.</text:span></text:p>
      <text:p text:style-name="P27"><text:s text:c="5"/><text:span text:style-name="T58">The bartender shook his head. “Not a customer, an employee.” He said. “She was supposed to be here twenty minutes ago to go onstage. She sings.”</text:span></text:p>
      <text:p text:style-name="P27"><text:s text:c="5"/><text:span text:style-name="T58">Eugene nodded. Made sense, have to have some kind of entertainment around to keep the patrons lively or whatever it is that they did. </text:span><text:span text:style-name="T59">Keep the drinks pouring and everything will be alright.</text:span></text:p>
      <text:p text:style-name="P27"><text:s text:c="5"/><text:span text:style-name="T59">Calypso downed another glass of Hypnotic. “So barkeep, you got anything else you want to part with?” She asked. “You know, information wise?”</text:span></text:p>
      <text:p text:style-name="P27"><text:s text:c="5"/><text:span text:style-name="T59">The bartender looked at her and then at Eugene. “Well there is one more piece of information that I should tell you about. But it will cost you.”</text:span></text:p>
      <text:p text:style-name="P27"><text:s text:c="5"/>“<text:span text:style-name="T59">What’s that?” Calypso asked.</text:span></text:p>
      <text:p text:style-name="P27"><text:s text:c="5"/><text:span text:style-name="T59">Pointing to the top shelf, the bartender smiled. “That whiskey bottle up there. Been around for a good twenty-five years. I’ve been waiting for a good reason to open it. I think tonight fits that reason.”</text:span></text:p>
      <text:p text:style-name="P27"><text:s text:c="5"/><text:span text:style-name="T59">Calypso nodded. “How much?”</text:span></text:p>
      <text:p text:style-name="P27"><text:soft-page-break/><text:s text:c="5"/><text:span text:style-name="T59">The bartender smiled. “Twenty-Five credits.” He said. “Normally I’d charge more but we’re friends here right?”</text:span></text:p>
      <text:p text:style-name="P27"><text:s text:c="5"/><text:span text:style-name="T59">Calypso smiled. “Of course we are.” She responded. “We’re all one big happy family.”</text:span></text:p>
      <text:p text:style-name="P27"><text:s text:c="5"/><text:span text:style-name="T59">The bartender fetched the bottle as Calypso placed twenty-five credits down on the bar. “Here you are my good man, now open the bottle.”</text:span></text:p>
      <text:p text:style-name="P27"><text:s text:c="5"/><text:span text:style-name="T59">It was a bottle of Gentleman Jack, one of the best whiskeys around. </text:span><text:span text:style-name="T60">Popping the cork, Calypso smelled the whiskey goodness before her. She smiled at the thought. Something good indeed.</text:span></text:p>
      <text:p text:style-name="P27"><text:s text:c="5"/><text:span text:style-name="T60">Pouring a shot she drank it down. It went down smooth. Smoother than the hypnotic.</text:span></text:p>
      <text:p text:style-name="P27"><text:s text:c="5"/>“<text:span text:style-name="T60">Alright.” She said. “I’ve bought a bottle of Gentleman Jack. Now will you answer my questions?” She asked.</text:span></text:p>
      <text:p text:style-name="P27"><text:s text:c="5"/><text:span text:style-name="T60">The bartender smiled. “Of course I will darling.” He said. “</text:span><text:span text:style-name="T61">That piece of information? I think you’ll find it interesting.”</text:span></text:p>
      <text:p text:style-name="P27"><text:s text:c="5"/><text:span text:style-name="T61">Calypso smiled back at the bartender with her hand on her hip. “I’m listening.”</text:span></text:p>
      <text:p text:style-name="P27"><text:s text:c="5"/>“<text:span text:style-name="T61">Jessica,” The bartender said. “The girl who was supposed to be singing tonight? The one that didn’t show? Yeah, she said she was on the run from you guys.”</text:span></text:p>
      <text:p text:style-name="P27"><text:s text:c="5"/><text:span text:style-name="T61">Calypso looked to Eugene and frowned. Had they missed something in their briefing. It didn’t make sense for them to be missing anything. </text:span><text:span text:style-name="T62">But it was possible.</text:span></text:p>
      <text:p text:style-name="P27"><text:s text:c="5"/><text:span text:style-name="T62">Eugene looked back at Calypso confused. Taking a shot of the whiskey he too indulged. It wasn’t anything special, certainly wasn’t worth twenty-five credits for it. But well what could he do about it? The bottle had been bought, it just needed to be taken </text:span><text:soft-page-break/><text:span text:style-name="T62">care of. By taken care of, of course he meant it needed to be drank either in the bar or outside the bar, he didn’t care.</text:span></text:p>
      <text:p text:style-name="P27"><text:s text:c="5"/><text:span text:style-name="T63">Looking around the bar, Eugene smiled. People were having fun at the gambling tables. The night was young as it should be. He was pleased with the progress that people had been making in the outer colonies without the rule of the capitol against them.</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libri" svg:font-family="Calibri" style:font-pitch="variable"/>
    <style:font-face style:name="Georgia" svg:font-family="Georgia" style:font-pitch="variable"/>
    <style:font-face style:name="Georgia1"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Arial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font-name-asia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orphans="2" fo:widows="2" style:writing-mode="lr-tb"/>
      <style:text-properties style:use-window-font-color="true" loext:opacity="0%" style:font-name="Calibri" fo:font-family="Calibri" style:font-pitch="variable" fo:font-size="11pt" fo:language="en" fo:country="US" style:font-name-asian="Calibri" style:font-family-asian="Calibri"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LO-normal1" style:family="paragraph">
      <style:paragraph-properties fo:margin-top="0in" fo:margin-bottom="0in" style:contextual-spacing="false" fo:line-height="115%" fo:text-align="start" style:justify-single-word="false" fo:orphans="2" fo:widows="2" fo:hyphenation-ladder-count="no-limit" style:writing-mode="lr-tb"/>
      <style:text-properties fo:font-variant="normal" fo:text-transform="none" fo:color="#000000" loext:opacity="100%" style:text-line-through-style="none" style:text-line-through-type="none" style:font-name="Arial" fo:font-family="Arial" style:font-family-generic="roman" style:font-pitch="variable" fo:font-size="11pt" fo:language="en" fo:country="US" fo:font-style="normal" style:text-underline-style="none" fo:font-weight="normal" style:letter-kerning="true" style:font-name-asian="Arial2" style:font-family-asian="Arial" style:font-family-generic-asian="system" style:font-pitch-asian="variable" style:font-size-asian="11pt" style:language-asian="zh" style:country-asian="CN" style:font-style-asian="normal" style:font-weight-asian="normal" style:font-name-complex="Arial2" style:font-family-complex="Arial"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LO-normal" style:family="paragraph">
      <style:paragraph-properties fo:margin-top="0in" fo:margin-bottom="0in" style:contextual-spacing="false" fo:line-height="115%" fo:text-align="start" style:justify-single-word="false" fo:orphans="0" fo:widows="0" fo:hyphenation-ladder-count="no-limit" style:writing-mode="lr-tb"/>
      <style:text-properties fo:font-variant="normal" fo:text-transform="none" fo:color="#000000" loext:opacity="100%" style:text-line-through-style="none" style:text-line-through-type="none" style:font-name="Arial" fo:font-family="Arial" style:font-family-generic="roman" style:font-pitch="variable" fo:font-size="11pt" fo:language="en" fo:country="US" fo:font-style="normal" style:text-underline-style="none" fo:font-weight="normal" style:letter-kerning="true" style:font-name-asian="Arial2" style:font-family-asian="Arial" style:font-family-generic-asian="system" style:font-pitch-asian="variable" style:font-size-asian="11pt" style:language-asian="zh" style:country-asian="CN" style:font-style-asian="normal" style:font-weight-asian="normal" style:font-name-complex="Arial2" style:font-family-complex="Arial"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in" fo:page-height="7.9925in" style:num-format="1" style:print-orientation="portrait" fo:margin-top="0.1in" fo:margin-bottom="0.9in" fo:margin-left="0.7in" fo:margin-right="0.7in" style:writing-mode="lr-tb" style:layout-grid-color="#c0c0c0" style:layout-grid-lines="27"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editing-cycles>69</meta:editing-cycles>
    <meta:generator>LibreOffice/7.4.1.2$Windows_X86_64 LibreOffice_project/3c58a8f3a960df8bc8fd77b461821e42c061c5f0</meta:generator>
    <dc:date>2022-10-13T22:56:13.434000000</dc:date>
    <meta:editing-duration>PT2H50M10S</meta:editing-duration>
    <meta:document-statistic meta:table-count="0" meta:image-count="0" meta:object-count="0" meta:page-count="25" meta:paragraph-count="213" meta:word-count="6838" meta:character-count="38083" meta:non-whitespace-character-count="30420"/>
  </office:meta>
</office:document-meta>
</file>